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9f77" officeooo:paragraph-rsid="000f9f77"/>
    </style:style>
    <style:style style:name="P2" style:family="paragraph" style:parent-style-name="Standard">
      <style:text-properties officeooo:rsid="00115973" officeooo:paragraph-rsid="00115973"/>
    </style:style>
    <style:style style:name="P3" style:family="paragraph" style:parent-style-name="Standard">
      <style:text-properties officeooo:rsid="001177b2" officeooo:paragraph-rsid="001177b2"/>
    </style:style>
    <style:style style:name="P4" style:family="paragraph" style:parent-style-name="Standard">
      <style:text-properties officeooo:rsid="0014bd8a" officeooo:paragraph-rsid="0014bd8a"/>
    </style:style>
    <style:style style:name="P5" style:family="paragraph" style:parent-style-name="Standard">
      <style:text-properties officeooo:rsid="0018688d" officeooo:paragraph-rsid="0018688d"/>
    </style:style>
    <style:style style:name="P6" style:family="paragraph" style:parent-style-name="Standard">
      <style:text-properties fo:font-style="normal" officeooo:rsid="001177b2" officeooo:paragraph-rsid="001177b2" style:font-style-asian="normal" style:font-style-complex="normal"/>
    </style:style>
    <style:style style:name="P7" style:family="paragraph" style:parent-style-name="Standard">
      <style:text-properties style:text-line-through-style="none" style:text-line-through-type="none" fo:font-style="normal" officeooo:rsid="00166d9a" officeooo:paragraph-rsid="0014bd8a" style:font-style-asian="normal" style:font-style-complex="normal"/>
    </style:style>
    <style:style style:name="P8" style:family="paragraph" style:parent-style-name="Standard">
      <style:text-properties style:text-line-through-style="none" style:text-line-through-type="none" fo:font-style="normal" officeooo:rsid="0018688d" officeooo:paragraph-rsid="0018688d" style:font-style-asian="normal" style:font-style-complex="normal"/>
    </style:style>
    <style:style style:name="P9" style:family="paragraph" style:parent-style-name="Standard">
      <style:text-properties style:text-line-through-style="none" style:text-line-through-type="none" fo:font-style="normal" officeooo:rsid="001b6f90" officeooo:paragraph-rsid="001b6f90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abd8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8abd8" style:font-style-asian="normal" style:font-style-complex="normal"/>
    </style:style>
    <style:style style:name="T5" style:family="text">
      <style:text-properties style:text-line-through-style="none" style:text-line-through-type="none" fo:font-style="normal" style:font-style-asian="normal" style:font-style-complex="normal"/>
    </style:style>
    <style:style style:name="T6" style:family="text">
      <style:text-properties style:text-line-through-style="none" style:text-line-through-type="none" fo:font-style="normal" officeooo:rsid="00166d9a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72.20.10.9</text:p>
      <text:p text:style-name="P2"/>
      <text:p text:style-name="P1">1. sudo apt install nginx <text:s text:c="3"/>→ Web Server</text:p>
      <text:p text:style-name="P3"/>
      <text:p text:style-name="P3">2. <text:span text:style-name="T1">etc</text:span><text:span text:style-name="T3">/nginx/sites-available → blog</text:span></text:p>
      <text:p text:style-name="P6"><text:s text:c="2"/>### blog ##</text:p>
      <text:p text:style-name="P6">server {</text:p>
      <text:p text:style-name="P6"><text:tab/>listen 80;</text:p>
      <text:p text:style-name="P6"><text:s text:c="11"/>server_name 172.20.10.9;</text:p>
      <text:p text:style-name="P6"><text:tab/>location / {</text:p>
      <text:p text:style-name="P3"><text:span text:style-name="T3"><text:tab/><text:tab/></text:span><text:span text:style-name="T4">proxy_pass </text:span><text:a xlink:type="simple" xlink:href="http://127.0.0.1:8000/" text:style-name="Internet_20_link" text:visited-style-name="Visited_20_Internet_20_Link"><text:span text:style-name="T4">http://127.0.0.1:8000</text:span></text:a><text:span text:style-name="T4">;</text:span></text:p>
      <text:p text:style-name="P3"><text:span text:style-name="T4"><text:tab/><text:tab/>include </text:span><text:span text:style-name="T2">etc/</text:span><text:span text:style-name="T4">nginx/proxy_params;</text:span></text:p>
      <text:p text:style-name="P6"><text:tab/><text:tab/>}</text:p>
      <text:p text:style-name="P6">}</text:p>
      <text:p text:style-name="P6"/>
      <text:p text:style-name="P6"/>
      <text:p text:style-name="P4"><text:span text:style-name="T3">3. etc/nginx/sites-enabled → ln -</text:span><text:span text:style-name="T6">s ../sites-available/blog ./</text:span></text:p>
      <text:p text:style-name="P7"/>
      <text:p text:style-name="P5"><text:span text:style-name="T6">n</text:span><text:span text:style-name="T5">ginx -t</text:span></text:p>
      <text:p text:style-name="P8">nginx -s reload</text:p>
      <text:p text:style-name="P8"/>
      <text:p text:style-name="P9">4. pip install gunicorn</text:p>
      <text:p text:style-name="P8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21:52:04.407959364</meta:creation-date>
    <dc:date>2021-04-07T13:54:03.341834157</dc:date>
    <meta:editing-duration>PT2H11M11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47" meta:character-count="346" meta:non-whitespace-character-count="291"/>
  </office:meta>
</office:document-meta>
</file>